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856de" officeooo:paragraph-rsid="000856de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0856de" officeooo:paragraph-rsid="000856de" style:font-weight-asian="bold" style:font-weight-complex="bold"/>
    </style:style>
    <style:style style:name="P9" style:family="paragraph" style:parent-style-name="Standard">
      <style:text-properties fo:font-weight="bold" officeooo:rsid="00092a99" officeooo:paragraph-rsid="00092a99" style:font-weight-asian="bold" style:font-weight-complex="bold"/>
    </style:style>
    <style:style style:name="P10" style:family="paragraph" style:parent-style-name="Standard">
      <style:text-properties fo:font-weight="bold" officeooo:rsid="0009b6ed" officeooo:paragraph-rsid="0009b6e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normal" officeooo:rsid="00092a99" officeooo:paragraph-rsid="00092a99" style:font-weight-asian="normal" style:font-weight-complex="normal"/>
    </style:style>
    <style:style style:name="P13" style:family="paragraph" style:parent-style-name="Standard">
      <style:text-properties fo:font-weight="normal" officeooo:rsid="0009b6ed" officeooo:paragraph-rsid="0009b6e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VILUPPO DELLA GUERRA</text:p>
      <text:p text:style-name="P6"/>
      <text:p text:style-name="P6"/>
      <text:p text:style-name="P6"/>
      <text:p text:style-name="P6"/>
      <text:p text:style-name="P6">Ingresso in Guerra dell'Italia (pg. 84): </text:p>
      <text:p text:style-name="P1">L'Italia nel 1914 era ancora legata alla <text:span text:style-name="T1">Triplice Alleanza (Germania, Italia, Austria)</text:span> stipulata nel <text:span text:style-name="T1">1882, <text:s/></text:span><text:span text:style-name="T3">l'Italia entrò nell'alleanza per contrastare la Francia in Africa</text:span>. Tale alleanza però era solo <text:span text:style-name="T3">di carattere difensivo</text:span>. Dato che era stata l'Austria a dichiarare Guerra alla Serbia, <text:span text:style-name="T3">L'italia non ebbe l'obbligo di entrare in guerra a fianco della Germania e dell'Austria.</text:span></text:p>
      <text:p text:style-name="P4">Per questo motivo l'Italia non entrò subito in Guerra.</text:p>
      <text:p text:style-name="P4">L'talia si divideva tra <text:span text:style-name="T1">interventisti </text:span>e <text:span text:style-name="T1">neutralisti. </text:span></text:p>
      <text:p text:style-name="P4">I neutralisti erano formati soprattutto da i socialisti minimalisti, i liberali guidati da Giolitti, la chiesa (Poiché l'austria-ungheria era un paese cattolico) e da una buona parte del Parlamento.</text:p>
      <text:p text:style-name="P4">Gli <text:span text:style-name="T1">interventisti</text:span> erano in minoranza, ma riuscirono a fomentare le piazze e diedeero vita a episodi come le "radiose giornate".</text:p>
      <text:p text:style-name="P4"/>
      <text:p text:style-name="P4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3">Questa trattativa rimase segreta al publico e anche alla maggior parte dei politici.</text:p>
      <text:p text:style-name="P4"/>
      <text:p text:style-name="P4">Alla fine<text:span text:style-name="T1"> l'Italia decise di entrare in guerra a fianco dell'Intesa perchè:</text:span></text:p>
      <text:p text:style-name="P5"/>
      <text:p text:style-name="P4">-Nel 1914 non c'era più motivo di contrasto con la Francia.</text:p>
      <text:p text:style-name="Standard"><text:span text:style-name="T6">- L'accordo del Patto di Londra prevedeva che dopo la vittoria l'Italia avrebbe guadagnato</text:span><text:span text:style-name="T4"> le due regioni del Trento e del Trieste, l'Alto Adige, l'Istria, la Dalmazia e una parte delle regioni tedesche in Africa.</text:span></text:p>
      <text:p text:style-name="P4">- Dato che il Re era favorevole all'intervento dell'Italia in Guerra, se i deputati avessero votato contro il Patto di Londra il Re avrebbe perso prestigio.</text:p>
      <text:p text:style-name="P4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Standard">Ci furono per la prima volta gli aerei, che però ancora non bombardarono</text:p>
      <text:p text:style-name="Standard">i carri armati.</text:p>
      <text:p text:style-name="Standard">E i sommergibili, specialmente tedeschi.</text:p>
      <text:p text:style-name="Standard"/>
      <text:p text:style-name="Standard">Il primo <text:span text:style-name="T1">generale italiano </text:span>è stato <text:span text:style-name="T1">Cadorna</text:span> che aveva la strategia della <text:span text:style-name="T1">spallata.</text:span></text:p>
      <text:p text:style-name="Standard"><text:span text:style-name="T1">L'obiettivo si doveva raggiungere solamente tramite l'attacco</text:span><text:span text:style-name="T2">.</text:span></text:p>
      <text:p text:style-name="P1"/>
      <text:p text:style-name="P1">Questa tattica <text:span text:style-name="T3">risultò inutile e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, questi episodi ovviamente erano segretissimi. </text:p>
      <text:p text:style-name="P1"/>
      <text:p text:style-name="P1">Con l'avvento del nuovo generale <text:span text:style-name="T1">Armando Diaz</text:span> e con la sua nuova strategia le cose cambiarono.</text:p>
      <text:p text:style-name="P1"/>
      <text:p text:style-name="P1"/>
      <text:p text:style-name="P8"><text:soft-page-break/>Genocidio degli armeni:</text:p>
      <text:p text:style-name="P2">L'obiettivo dei <text:span text:style-name="T1">Giovani turchi in Turchia</text:span> era quello di costruire uno Stato etnicamente omogeneo, perciò ci fu un genocidio di curdi, greci e soprattutto <text:span text:style-name="T1">armeni.</text:span></text:p>
      <text:p text:style-name="P1"/>
      <text:p text:style-name="P1"/>
      <text:p text:style-name="P9">Le nuove armi:</text:p>
      <text:p text:style-name="P12">In questa guerra ci furono grandi innovazioni militari nel campo bellico.</text:p>
      <text:p text:style-name="P12">Il 70% delle ferite nei combattimenti venne causato dall'<text:span text:style-name="T1">artiglieria.</text:span></text:p>
      <text:p text:style-name="P12">Molto efficienti si sono rivelate le <text:span text:style-name="T1">mitragliatrici (400-500 colpi a minuto).</text:span></text:p>
      <text:p text:style-name="P12">I progressi della <text:span text:style-name="T1">chimica </text:span>portarono allo sviluppo di armi chimiche come i <text:span text:style-name="T1">gas tossici.</text:span></text:p>
      <text:p text:style-name="P12">Furono usati per la prima volta gli <text:span text:style-name="T1">aerei</text:span> (che però ancora non bombardavano), i primi <text:span text:style-name="T1">carri armati </text:span>ed i<text:span text:style-name="T1"> sommergibili.</text:span></text:p>
      <text:p text:style-name="P1"/>
      <text:p text:style-name="P13">Era lo Stato a finanziare l'esercito italiano e le industrie belliche che producevano per esso.</text:p>
      <text:p text:style-name="P1"/>
      <text:p text:style-name="P10">Il fronte interno:</text:p>
      <text:p text:style-name="P13">Per evitare malcontenti del popolo riguardo la Guerra, le lettere dei soldati al fronte per i familiari vennero censurate in modo che si desse in giro un immagina positiva della Guerra e non distruttiva.</text:p>
      <text:p text:style-name="P13"/>
      <text:p text:style-name="P13"/>
      <text:p text:style-name="P3">Le ferite più grandi erano di carattere psicologico:</text:p>
      <text:p text:style-name="P1">L'attesa della battaglia</text:p>
      <text:p text:style-name="P1">Il suono delle esplosioni, dei proiettili.</text:p>
      <text:p text:style-name="P1">Infatti le persone soffrivano spesso di malattie mentali.</text:p>
      <text:p text:style-name="P1"/>
      <text:p text:style-name="P3">Il reinserimento delle persone nella società dopo la guerra è stato difficile per i soldati.</text:p>
      <text:p text:style-name="P1"/>
      <text:p text:style-name="Standard"><text:span text:style-name="T2">Gli </text:span><text:span text:style-name="T1">unici vincitori furono le industrie.</text:span></text:p>
      <text:p text:style-name="P1">Per esempio le industrie di macchine o di chimica.</text:p>
      <text:p text:style-name="P1"/>
      <text:p text:style-name="P1"/>
      <text:p text:style-name="P1">Nelle varie regioni di Italia si parlavano solo dialetti e quindi la maggioranza della gente non sapeva l'Italiano. </text:p>
      <text:p text:style-name="Standard"><text:span text:style-name="T5">Al fronte per la prima volta si trovarono fianco a fianco soldati di diverse regioni che hanno dovuto comunicare tramite un unica lingua</text:span><text:span text:style-name="T2">, quindi la Grande Guerra diede luogo a questa occasione positiva di imparare a comunicare tra regioni dive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53S</meta:editing-duration>
    <meta:editing-cycles>10</meta:editing-cycles>
    <meta:generator>LibreOffice/5.2.1.2$Windows_x86 LibreOffice_project/31dd62db80d4e60af04904455ec9c9219178d620</meta:generator>
    <dc:date>2017-10-24T20:58:16.638000000</dc:date>
    <meta:document-statistic meta:table-count="0" meta:image-count="0" meta:object-count="0" meta:page-count="2" meta:paragraph-count="44" meta:word-count="667" meta:character-count="4249" meta:non-whitespace-character-count="3620"/>
    <meta:user-defined meta:name="Info 1"/>
    <meta:user-defined meta:name="Info 2"/>
    <meta:user-defined meta:name="Info 3"/>
    <meta:user-defined meta:name="Info 4"/>
  </office:meta>
</office:document-meta>
</file>